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MBX12" svg:font-family="CMBX12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323dc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b80047" style:font-name="Times New Roman" fo:font-size="14pt" style:text-underline-style="solid" style:text-underline-width="auto" style:text-underline-color="font-color" fo:font-weight="bold" style:font-name-asian="CMBX12" style:font-size-asian="14pt" style:font-weight-asian="bold" style:font-name-complex="CMBX12" style:font-size-complex="14pt" style:font-weight-complex="bold"/>
    </style:style>
    <style:style style:name="P3" style:family="paragraph" style:parent-style-name="Header">
      <style:text-properties fo:font-weight="bold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5 : Estimation de carte de profondeur</text:p>
      <text:p text:style-name="P1">à partir d'images stéréoscopiques</text:p>
      <text:p text:style-name="P1"/>
      <text:p text:style-name="P2"><text:span text:style-name="T1">Exercice 1 :</text:span><text:span text:style-name="T2"> carte de profondeur</text:span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MBX12" svg:font-family="CMBX12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RLIN Moreno<text:tab/><text:tab/>M2 IICAO</text:p>
        <text:p text:style-name="MP1">KORAA Galel<text:tab/><text:tab/>16/11/1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16T10:26:34</meta:creation-date>
    <dc:date>2010-11-16T10:29:05</dc:date>
    <meta:editing-duration>PT00H02M31S</meta:editing-duration>
    <meta:editing-cycles>3</meta:editing-cycles>
    <meta:generator>OpenOffice.org/3.2$Unix OpenOffice.org_project/320m12$Build-9483</meta:generator>
    <meta:document-statistic meta:table-count="0" meta:image-count="0" meta:object-count="0" meta:page-count="1" meta:paragraph-count="5" meta:word-count="24" meta:character-count="147"/>
  </office:meta>
</office:document-meta>
</file>